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B00000045222670574F0982982.png" manifest:media-type="image/png"/>
  <manifest:file-entry manifest:full-path="Pictures/10000001000000680000001A43EA28858352D225.png" manifest:media-type="image/png"/>
  <manifest:file-entry manifest:full-path="Pictures/10000001000001280000008E6E6FDEE111688770.png" manifest:media-type="image/png"/>
  <manifest:file-entry manifest:full-path="Pictures/1000000100000234000002016FD1BA4BAFC1B693.png" manifest:media-type="image/png"/>
  <manifest:file-entry manifest:full-path="Pictures/1000000100000258000002586EBED0448A644932.png" manifest:media-type="image/png"/>
  <manifest:file-entry manifest:full-path="Pictures/10000001000000DC000000DC4DADE48106212A0E.png" manifest:media-type="image/png"/>
  <manifest:file-entry manifest:full-path="Pictures/10000001000003E200000205C705665FCEA424F8.png" manifest:media-type="image/png"/>
  <manifest:file-entry manifest:full-path="Pictures/100000010000007400000019E8DF7CAC062DE784.png" manifest:media-type="image/png"/>
  <manifest:file-entry manifest:full-path="Pictures/10000001000002E600000256595060F19D42B971.png" manifest:media-type="image/png"/>
  <manifest:file-entry manifest:full-path="Pictures/10000001000007800000066E9003208B35FF0DB1.png" manifest:media-type="image/png"/>
  <manifest:file-entry manifest:full-path="Pictures/10000001000001FB00000230D67C78909E96C392.png" manifest:media-type="image/png"/>
  <manifest:file-entry manifest:full-path="Pictures/1000000100000243000001BD1EFE15DCC8E7CC2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5.318cm" svg:height="11.773cm" svg:x="6.385cm" svg:y="2.005cm">
          <draw:image xlink:href="Pictures/1000000100000243000001BD1EFE15DCC8E7CC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0.795cm" svg:height="11.924cm" svg:x="15.875cm" svg:y="1.905cm">
          <draw:image xlink:href="Pictures/10000001000001FB00000230D67C78909E96C392.png" xlink:type="simple" xlink:show="embed" xlink:actuate="onLoad" draw:mime-type="image/png">
            <text:p/>
          </draw:image>
        </draw:frame>
        <draw:frame draw:style-name="gr1" draw:text-style-name="P1" draw:layer="layout" svg:width="14.461cm" svg:height="11.655cm" svg:x="0.144cm" svg:y="1.905cm">
          <draw:image xlink:href="Pictures/10000001000002E600000256595060F19D42B9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5.82cm" svg:height="5.82cm" svg:x="3.865cm" svg:y="5.641cm">
          <draw:image xlink:href="Pictures/10000001000000DC000000DC4DADE48106212A0E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11.43cm" svg:x="13.335cm" svg:y="1.905cm">
          <draw:image xlink:href="Pictures/1000000100000258000002586EBED0448A6449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3" draw:layer="layout" svg:width="5.608cm" svg:height="1.206cm" svg:x="19.157cm" svg:y="9.589cm">
          <draw:image xlink:href="Pictures/100000010000007400000019E8DF7CAC062DE784.png" xlink:type="simple" xlink:show="embed" xlink:actuate="onLoad" draw:mime-type="image/png">
            <text:p/>
          </draw:image>
        </draw:frame>
        <draw:frame draw:style-name="gr3" draw:text-style-name="P3" draw:layer="layout" svg:width="9.842cm" svg:height="8.952cm" svg:x="17.145cm" svg:y="0.573cm">
          <draw:image xlink:href="Pictures/1000000100000234000002016FD1BA4BAFC1B693.png" xlink:type="simple" xlink:show="embed" xlink:actuate="onLoad" draw:mime-type="image/png">
            <text:p/>
          </draw:image>
        </draw:frame>
        <draw:frame draw:style-name="gr3" draw:text-style-name="P3" draw:layer="layout" svg:width="16.289cm" svg:height="8.472cm" svg:x="0.221cm" svg:y="0.635cm">
          <draw:image xlink:href="Pictures/10000001000003E200000205C705665FCEA424F8.png" xlink:type="simple" xlink:show="embed" xlink:actuate="onLoad" draw:mime-type="image/png">
            <text:p/>
          </draw:image>
        </draw:frame>
        <draw:frame draw:style-name="gr3" draw:text-style-name="P3" draw:layer="layout" svg:width="5.086cm" svg:height="1.27cm" svg:x="6.985cm" svg:y="9.525cm">
          <draw:image xlink:href="Pictures/10000001000000680000001A43EA28858352D2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5.846cm" svg:height="14.605cm" svg:x="11.459cm" svg:y="0.635cm">
          <draw:image xlink:href="Pictures/10000001000004B00000045222670574F0982982.png" xlink:type="simple" xlink:show="embed" xlink:actuate="onLoad" draw:mime-type="image/png">
            <text:p/>
          </draw:image>
        </draw:frame>
        <draw:frame draw:style-name="gr1" draw:text-style-name="P1" draw:layer="layout" svg:width="7.831cm" svg:height="3.756cm" svg:x="1.905cm" svg:y="0.689cm">
          <draw:image xlink:href="Pictures/10000001000001280000008E6E6FDEE111688770.png" xlink:type="simple" xlink:show="embed" xlink:actuate="onLoad" draw:mime-type="image/png">
            <text:p/>
          </draw:image>
        </draw:frame>
        <draw:frame draw:style-name="gr1" draw:text-style-name="P1" draw:layer="layout" svg:width="11.43cm" svg:height="9.799cm" svg:x="0.635cm" svg:y="5.441cm">
          <draw:image xlink:href="Pictures/10000001000007800000066E9003208B35FF0DB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09:08:49.701041498</meta:creation-date>
    <dc:date>2023-06-19T10:31:29.850130112</dc:date>
    <meta:editing-duration>PT1H18M11S</meta:editing-duration>
    <meta:editing-cycles>3</meta:editing-cycles>
    <meta:generator>LibreOffice/7.5.4.2$Linux_X86_64 LibreOffice_project/50$Build-2</meta:generator>
    <meta:document-statistic meta:object-count="43"/>
  </office:meta>
</office:document-meta>
</file>